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00000020056D5795D97F17E95.jpg" manifest:media-type="image/jpeg"/>
  <manifest:file-entry manifest:full-path="Pictures/1000000000000500000000CF73E1439B139099F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3" svg:font-family="Arial" style:font-family-generic="swiss"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Contents_20_Heading">
      <style:paragraph-properties fo:text-align="center" style:justify-single-word="false"/>
      <style:text-properties style:font-name="Arial3" fo:font-size="12pt" fo:language="pt" fo:country="BR" fo:font-weight="normal" officeooo:rsid="001d0934" officeooo:paragraph-rsid="001d0934" style:font-size-asian="12pt" style:font-weight-asian="normal" style:font-size-complex="12pt" style:font-weight-complex="normal"/>
    </style:style>
    <style:style style:name="P4" style:family="paragraph" style:parent-style-name="Contents_20_Heading">
      <style:paragraph-properties fo:text-align="center" style:justify-single-word="false"/>
      <style:text-properties style:font-name="Arial3" fo:font-size="12pt" fo:language="pt" fo:country="BR" fo:font-weight="normal" officeooo:rsid="001d0934" officeooo:paragraph-rsid="0043dda9" style:font-size-asian="12pt" style:font-weight-asian="normal" style:font-size-complex="12pt" style:font-weight-complex="normal"/>
    </style:style>
    <style:style style:name="P5" style:family="paragraph" style:parent-style-name="Contents_20_Heading">
      <style:paragraph-properties fo:text-align="center" style:justify-single-word="false"/>
      <style:text-properties style:font-name="Arial3" fo:font-size="12pt" fo:language="pt" fo:country="BR" fo:font-weight="normal" officeooo:rsid="0042075d" officeooo:paragraph-rsid="0042075d" style:font-size-asian="12pt" style:font-weight-asian="normal" style:font-size-complex="12pt" style:font-weight-complex="normal"/>
    </style:style>
    <style:style style:name="P6" style:family="paragraph" style:parent-style-name="Contents_20_Heading">
      <style:paragraph-properties fo:text-align="center" style:justify-single-word="false"/>
      <style:text-properties style:font-name="Arial3" fo:font-size="12pt" fo:language="pt" fo:country="BR" fo:font-weight="normal" officeooo:rsid="0042075d" officeooo:paragraph-rsid="0043dda9" style:font-size-asian="12pt" style:font-weight-asian="normal" style:font-size-complex="12pt" style:font-weight-complex="normal"/>
    </style:style>
    <style:style style:name="P7" style:family="paragraph" style:parent-style-name="Text_20_body">
      <style:text-properties style:font-name="Arial2" fo:font-size="12pt" fo:font-weight="bold" officeooo:rsid="001d0934" officeooo:paragraph-rsid="001d0934" style:font-name-asian="Microsoft YaHei" style:font-size-asian="28pt" style:font-weight-asian="bold" style:font-name-complex="Arial4" style:font-size-complex="28pt" style:font-weight-complex="bold"/>
    </style:style>
    <style:style style:name="P8" style:family="paragraph" style:parent-style-name="Text_20_body">
      <style:text-properties style:font-name="Arial2" fo:font-size="12pt" fo:font-weight="bold" officeooo:rsid="001d0934" officeooo:paragraph-rsid="0043dda9" style:font-name-asian="Microsoft YaHei" style:font-size-asian="28pt" style:font-weight-asian="bold" style:font-name-complex="Arial4" style:font-size-complex="28pt" style:font-weight-complex="bold"/>
    </style:style>
    <style:style style:name="P9" style:family="paragraph" style:parent-style-name="Text_20_body">
      <style:text-properties style:font-name="Arial2" fo:font-size="12pt" fo:font-weight="bold" officeooo:rsid="0042075d" officeooo:paragraph-rsid="001d0934" style:font-name-asian="Microsoft YaHei" style:font-size-asian="28pt" style:font-weight-asian="bold" style:font-name-complex="Arial4" style:font-size-complex="28pt" style:font-weight-complex="bold"/>
    </style:style>
    <style:style style:name="P10" style:family="paragraph" style:parent-style-name="Text_20_body">
      <style:text-properties style:font-name="Arial2" fo:font-size="12pt" fo:font-weight="bold" officeooo:rsid="0042075d" officeooo:paragraph-rsid="0042075d" style:font-name-asian="Microsoft YaHei" style:font-size-asian="28pt" style:font-weight-asian="bold" style:font-name-complex="Arial4" style:font-size-complex="28pt" style:font-weight-complex="bold"/>
    </style:style>
    <style:style style:name="P11" style:family="paragraph" style:parent-style-name="Text_20_body">
      <style:text-properties style:font-name="Arial2" fo:font-size="12pt" fo:font-weight="bold" officeooo:rsid="0042075d" officeooo:paragraph-rsid="0043dda9" style:font-name-asian="Microsoft YaHei" style:font-size-asian="28pt" style:font-weight-asian="bold" style:font-name-complex="Arial4" style:font-size-complex="28pt" style:font-weight-complex="bold"/>
    </style:style>
    <style:style style:name="P12" style:family="paragraph" style:parent-style-name="Text_20_body">
      <style:text-properties style:font-name="Arial2" fo:font-size="12pt" fo:font-weight="normal" officeooo:rsid="001d0934" officeooo:paragraph-rsid="001d0934" style:font-name-asian="Microsoft YaHei" style:font-size-asian="28pt" style:font-weight-asian="normal" style:font-name-complex="Arial4" style:font-size-complex="28pt" style:font-weight-complex="normal"/>
    </style:style>
    <style:style style:name="P13" style:family="paragraph" style:parent-style-name="Text_20_body">
      <style:text-properties style:font-name="Arial2" fo:font-size="12pt" fo:font-weight="normal" officeooo:rsid="001d0934" officeooo:paragraph-rsid="0043dda9" style:font-name-asian="Microsoft YaHei" style:font-size-asian="28pt" style:font-weight-asian="normal" style:font-name-complex="Arial4" style:font-size-complex="28pt" style:font-weight-complex="normal"/>
    </style:style>
    <style:style style:name="P14" style:family="paragraph" style:parent-style-name="Text_20_body">
      <style:paragraph-properties fo:text-align="center" style:justify-single-word="false"/>
      <style:text-properties style:font-name="Arial" fo:language="pt" fo:country="BR" fo:font-weight="bold" officeooo:rsid="003e3a67" officeooo:paragraph-rsid="003e3a67" fo:background-color="#ffff00" style:font-weight-asian="bold" style:font-weight-complex="bold"/>
    </style:style>
    <style:style style:name="P15" style:family="paragraph" style:parent-style-name="Text_20_body">
      <style:paragraph-properties fo:text-align="center" style:justify-single-word="false"/>
      <style:text-properties style:font-name="Arial" fo:language="pt" fo:country="BR" fo:font-weight="bold" officeooo:rsid="003e3a67" officeooo:paragraph-rsid="0043dda9" fo:background-color="#ffff00" style:font-weight-asian="bold" style:font-weight-complex="bold"/>
    </style:style>
    <style:style style:name="P16" style:family="paragraph" style:parent-style-name="Text_20_body">
      <style:text-properties officeooo:paragraph-rsid="004195c8"/>
    </style:style>
    <style:style style:name="P17" style:family="paragraph" style:parent-style-name="Text_20_body">
      <style:paragraph-properties fo:text-align="center" style:justify-single-word="false"/>
      <style:text-properties officeooo:paragraph-rsid="0043dda9"/>
    </style:style>
    <style:style style:name="P18" style:family="paragraph" style:parent-style-name="Text_20_body">
      <style:paragraph-properties fo:text-align="center" style:justify-single-word="false"/>
      <style:text-properties officeooo:paragraph-rsid="00441f32"/>
    </style:style>
    <style:style style:name="P19" style:family="paragraph" style:parent-style-name="Text_20_body">
      <style:text-properties officeooo:rsid="0045ec9e" officeooo:paragraph-rsid="0045ec9e"/>
    </style:style>
    <style:style style:name="P20" style:family="paragraph" style:parent-style-name="Text_20_body">
      <style:text-properties officeooo:rsid="0045ec9e" officeooo:paragraph-rsid="0045ec9e" fo:background-color="#ffff00"/>
    </style:style>
    <style:style style:name="P21" style:family="paragraph" style:parent-style-name="Text_20_body">
      <style:text-properties officeooo:rsid="00475a3d" officeooo:paragraph-rsid="0048c6c7" fo:background-color="#ffff00"/>
    </style:style>
    <style:style style:name="P22" style:family="paragraph" style:parent-style-name="Text_20_body">
      <style:text-properties officeooo:rsid="004f84b6" officeooo:paragraph-rsid="004f84b6" fo:background-color="#ffff00"/>
    </style:style>
    <style:style style:name="P23" style:family="paragraph" style:parent-style-name="Text_20_body">
      <style:text-properties officeooo:paragraph-rsid="00475a3d"/>
    </style:style>
    <style:style style:name="P24" style:family="paragraph" style:parent-style-name="Text_20_body">
      <style:text-properties officeooo:rsid="0048c6c7" officeooo:paragraph-rsid="0048c6c7"/>
    </style:style>
    <style:style style:name="P25" style:family="paragraph" style:parent-style-name="Text_20_body">
      <style:text-properties officeooo:paragraph-rsid="0048c6c7"/>
    </style:style>
    <style:style style:name="P26" style:family="paragraph" style:parent-style-name="Text_20_body">
      <style:paragraph-properties fo:text-align="center" style:justify-single-word="false"/>
      <style:text-properties officeooo:rsid="004c6bc9" officeooo:paragraph-rsid="004c6bc9"/>
    </style:style>
    <style:style style:name="P27" style:family="paragraph" style:parent-style-name="Text_20_body">
      <style:paragraph-properties fo:text-align="center" style:justify-single-word="false"/>
      <style:text-properties officeooo:rsid="004d03b0" officeooo:paragraph-rsid="004d03b0"/>
    </style:style>
    <style:style style:name="P28" style:family="paragraph" style:parent-style-name="Text_20_body">
      <style:text-properties officeooo:rsid="004da413" officeooo:paragraph-rsid="004da413"/>
    </style:style>
    <style:style style:name="P29" style:family="paragraph" style:parent-style-name="Text_20_body">
      <style:text-properties officeooo:rsid="004f84b6" officeooo:paragraph-rsid="004f84b6"/>
    </style:style>
    <style:style style:name="P30" style:family="paragraph" style:parent-style-name="Text_20_body">
      <style:text-properties officeooo:rsid="004f84b6" officeooo:paragraph-rsid="004f84b6" fo:background-color="transparent"/>
    </style:style>
    <style:style style:name="P31" style:family="paragraph" style:parent-style-name="Text_20_body">
      <style:text-properties officeooo:rsid="0053130d" officeooo:paragraph-rsid="0053130d" fo:background-color="transparent"/>
    </style:style>
    <style:style style:name="P32" style:family="paragraph" style:parent-style-name="Text_20_body">
      <style:text-properties officeooo:rsid="0050b3eb" officeooo:paragraph-rsid="0050b3eb"/>
    </style:style>
    <style:style style:name="P33" style:family="paragraph" style:parent-style-name="Text_20_body">
      <style:text-properties officeooo:rsid="00529563" officeooo:paragraph-rsid="0050b3eb"/>
    </style:style>
    <style:style style:name="P34" style:family="paragraph" style:parent-style-name="Text_20_body">
      <style:paragraph-properties fo:text-align="justify" style:justify-single-word="false"/>
      <style:text-properties officeooo:rsid="00529563" officeooo:paragraph-rsid="00529563"/>
    </style:style>
    <style:style style:name="P35" style:family="paragraph" style:parent-style-name="Text_20_body">
      <style:text-properties officeooo:rsid="00556444" officeooo:paragraph-rsid="00556444"/>
    </style:style>
    <style:style style:name="P36" style:family="paragraph" style:parent-style-name="Text_20_body">
      <style:text-properties officeooo:rsid="0056e030" officeooo:paragraph-rsid="0056e030"/>
    </style:style>
    <style:style style:name="P37" style:family="paragraph" style:parent-style-name="Text_20_body">
      <style:text-properties officeooo:rsid="0056e030" officeooo:paragraph-rsid="00556444"/>
    </style:style>
    <style:style style:name="P38" style:family="paragraph" style:parent-style-name="Text_20_body">
      <style:text-properties officeooo:rsid="00570f8c" officeooo:paragraph-rsid="00570f8c"/>
    </style:style>
    <style:style style:name="P39" style:family="paragraph" style:parent-style-name="Contents_20_1">
      <style:paragraph-properties>
        <style:tab-stops>
          <style:tab-stop style:position="16cm" style:type="right" style:leader-style="dotted" style:leader-text="."/>
        </style:tab-stops>
      </style:paragraph-properties>
    </style:style>
    <style:style style:name="P40" style:family="paragraph" style:parent-style-name="Contents_20_2">
      <style:paragraph-properties>
        <style:tab-stops>
          <style:tab-stop style:position="15.501cm" style:type="right" style:leader-style="dotted" style:leader-text="."/>
        </style:tab-stops>
      </style:paragraph-properties>
    </style:style>
    <style:style style:name="P41" style:family="paragraph" style:parent-style-name="Contents_20_Heading">
      <style:paragraph-properties fo:break-before="page"/>
    </style:style>
    <style:style style:name="P42" style:family="paragraph" style:parent-style-name="Bibliography_20_Heading">
      <style:paragraph-properties fo:break-before="page"/>
    </style:style>
    <style:style style:name="P43" style:family="paragraph" style:parent-style-name="Text_20_body">
      <style:paragraph-properties fo:text-align="center" style:justify-single-word="false" fo:break-before="page"/>
      <style:text-properties officeooo:paragraph-rsid="00441f32"/>
    </style:style>
    <style:style style:name="P44" style:family="paragraph" style:parent-style-name="Text_20_body">
      <style:paragraph-properties fo:break-before="page"/>
      <style:text-properties officeooo:rsid="0046a262" officeooo:paragraph-rsid="0046a262" fo:background-color="#ffff00"/>
    </style:style>
    <style:style style:name="P45" style:family="paragraph" style:parent-style-name="Bibliography_20_1">
      <style:paragraph-properties>
        <style:tab-stops/>
      </style:paragraph-properties>
    </style:style>
    <style:style style:name="P46" style:family="paragraph" style:parent-style-name="Footnote">
      <style:text-properties officeooo:rsid="006093c4" officeooo:paragraph-rsid="006093c4"/>
    </style:style>
    <style:style style:name="P47" style:family="paragraph" style:parent-style-name="Heading_20_1" style:list-style-name="">
      <style:text-properties style:font-name="Arial3" fo:font-size="12pt" fo:language="pt" fo:country="BR" fo:font-style="normal" fo:font-weight="bold" officeooo:rsid="00053733" officeooo:paragraph-rsid="001deff8" style:font-size-asian="12pt" style:font-style-asian="normal" style:font-weight-asian="bold" style:font-size-complex="12pt" style:font-style-complex="normal" style:font-weight-complex="bold"/>
    </style:style>
    <style:style style:name="P48" style:family="paragraph" style:parent-style-name="Heading_20_1">
      <style:text-properties officeooo:rsid="0045ec9e" officeooo:paragraph-rsid="0045ec9e"/>
    </style:style>
    <style:style style:name="P49" style:family="paragraph" style:parent-style-name="Heading_20_1">
      <style:text-properties officeooo:rsid="0048c6c7" officeooo:paragraph-rsid="0048c6c7"/>
    </style:style>
    <style:style style:name="P50" style:family="paragraph" style:parent-style-name="Heading_20_1">
      <style:text-properties officeooo:rsid="004f84b6" officeooo:paragraph-rsid="004f84b6"/>
    </style:style>
    <style:style style:name="P51" style:family="paragraph" style:parent-style-name="Heading_20_1">
      <style:text-properties officeooo:rsid="00556444" officeooo:paragraph-rsid="00556444"/>
    </style:style>
    <style:style style:name="P52" style:family="paragraph" style:parent-style-name="Heading_20_1">
      <style:text-properties officeooo:rsid="00592ae4" officeooo:paragraph-rsid="00592ae4"/>
    </style:style>
    <style:style style:name="P53" style:family="paragraph" style:parent-style-name="Heading_20_1">
      <style:text-properties officeooo:rsid="006757e7" officeooo:paragraph-rsid="006757e7"/>
    </style:style>
    <style:style style:name="P54" style:family="paragraph" style:parent-style-name="Heading_20_1">
      <style:paragraph-properties fo:break-before="page"/>
      <style:text-properties officeooo:rsid="0045ec9e" officeooo:paragraph-rsid="0045ec9e"/>
    </style:style>
    <style:style style:name="P55" style:family="paragraph" style:parent-style-name="Heading_20_2">
      <style:text-properties officeooo:rsid="005acc8a" officeooo:paragraph-rsid="005acc8a"/>
    </style:style>
    <style:style style:name="P56" style:family="paragraph" style:parent-style-name="Heading_20_2">
      <style:text-properties officeooo:rsid="005b1105" officeooo:paragraph-rsid="005b1105"/>
    </style:style>
    <style:style style:name="P57" style:family="paragraph" style:parent-style-name="Text_20_body" style:master-page-name="CTM_20__7c__20_Capa">
      <style:paragraph-properties fo:text-align="center" style:justify-single-word="false" style:page-number="auto"/>
    </style:style>
    <style:style style:name="P58" style:family="paragraph" style:parent-style-name="Text_20_body" style:list-style-name="L1">
      <style:text-properties officeooo:rsid="0045ec9e" officeooo:paragraph-rsid="0045ec9e"/>
    </style:style>
    <style:style style:name="P59" style:family="paragraph" style:parent-style-name="Text_20_body" style:list-style-name="L2">
      <style:text-properties officeooo:rsid="0045ec9e" officeooo:paragraph-rsid="0045ec9e"/>
    </style:style>
    <style:style style:name="P60" style:family="paragraph" style:parent-style-name="Text_20_body" style:list-style-name="L3">
      <style:text-properties officeooo:rsid="0045ec9e" officeooo:paragraph-rsid="0045ec9e"/>
    </style:style>
    <style:style style:name="P61" style:family="paragraph" style:parent-style-name="Text_20_body" style:list-style-name="L3">
      <style:text-properties officeooo:rsid="0046a262" officeooo:paragraph-rsid="0046a262"/>
    </style:style>
    <style:style style:name="P62" style:family="paragraph" style:parent-style-name="Text_20_body" style:list-style-name="L4">
      <style:text-properties officeooo:paragraph-rsid="00475a3d"/>
    </style:style>
    <style:style style:name="P63" style:family="paragraph" style:parent-style-name="Text_20_body" style:list-style-name="L4">
      <style:text-properties officeooo:rsid="0048c6c7" officeooo:paragraph-rsid="0048c6c7"/>
    </style:style>
    <style:style style:name="P64" style:family="paragraph" style:parent-style-name="Text_20_body" style:list-style-name="L5">
      <style:text-properties officeooo:rsid="004a8df8" officeooo:paragraph-rsid="004a8df8"/>
    </style:style>
    <style:style style:name="P65" style:family="paragraph" style:parent-style-name="Text_20_body" style:list-style-name="L5">
      <style:text-properties officeooo:rsid="004c3e2a" officeooo:paragraph-rsid="004c3e2a"/>
    </style:style>
    <style:style style:name="P66" style:family="paragraph" style:parent-style-name="Text_20_body" style:list-style-name="L5">
      <style:text-properties officeooo:rsid="004c6bc9" officeooo:paragraph-rsid="004c6bc9"/>
    </style:style>
    <style:style style:name="P67" style:family="paragraph" style:parent-style-name="Text_20_body" style:list-style-name="L6">
      <style:text-properties officeooo:paragraph-rsid="004da413"/>
    </style:style>
    <style:style style:name="P68" style:family="paragraph" style:parent-style-name="Text_20_body" style:list-style-name="L6">
      <style:text-properties officeooo:rsid="004da413" officeooo:paragraph-rsid="004da413"/>
    </style:style>
    <style:style style:name="P69" style:family="paragraph" style:parent-style-name="Text_20_body" style:list-style-name="L7">
      <style:text-properties officeooo:rsid="004da413" officeooo:paragraph-rsid="004da413"/>
    </style:style>
    <style:style style:name="P70" style:family="paragraph" style:parent-style-name="Text_20_body" style:list-style-name="L8">
      <style:text-properties officeooo:rsid="0050b3eb" officeooo:paragraph-rsid="0050b3eb"/>
    </style:style>
    <style:style style:name="P71" style:family="paragraph" style:parent-style-name="Text_20_body" style:list-style-name="L9">
      <style:paragraph-properties fo:text-align="justify" style:justify-single-word="false"/>
      <style:text-properties officeooo:rsid="00529563" officeooo:paragraph-rsid="00529563"/>
    </style:style>
    <style:style style:name="P72" style:family="paragraph" style:parent-style-name="Text_20_body">
      <style:text-properties officeooo:rsid="00592ae4" officeooo:paragraph-rsid="00592ae4"/>
    </style:style>
    <style:style style:name="P73" style:family="paragraph" style:parent-style-name="Text_20_body">
      <style:text-properties officeooo:rsid="005acc8a" officeooo:paragraph-rsid="005acc8a"/>
    </style:style>
    <style:style style:name="P74" style:family="paragraph" style:parent-style-name="Text_20_body">
      <style:text-properties officeooo:rsid="005b1105" officeooo:paragraph-rsid="005b1105"/>
    </style:style>
    <style:style style:name="P75" style:family="paragraph" style:parent-style-name="Text_20_body" style:list-style-name="L10">
      <style:text-properties officeooo:paragraph-rsid="005b1105"/>
    </style:style>
    <style:style style:name="P76" style:family="paragraph" style:parent-style-name="Text_20_body">
      <style:text-properties officeooo:rsid="005ba5c7" officeooo:paragraph-rsid="005ba5c7"/>
    </style:style>
    <style:style style:name="P77" style:family="paragraph" style:parent-style-name="Text_20_body">
      <style:text-properties fo:font-weight="bold" officeooo:rsid="005ba5c7" officeooo:paragraph-rsid="005ba5c7" style:font-weight-asian="bold" style:font-weight-complex="bold"/>
    </style:style>
    <style:style style:name="P78" style:family="paragraph" style:parent-style-name="Text_20_body">
      <style:text-properties fo:color="#c9211e" officeooo:rsid="00660929" officeooo:paragraph-rsid="00660929" fo:background-color="transparent"/>
    </style:style>
    <style:style style:name="P79" style:family="paragraph" style:parent-style-name="Text_20_body">
      <style:text-properties officeooo:rsid="005fd02e" officeooo:paragraph-rsid="005fd02e"/>
    </style:style>
    <style:style style:name="P80" style:family="paragraph" style:parent-style-name="Text_20_body">
      <style:paragraph-properties fo:text-align="center" style:justify-single-word="false"/>
      <style:text-properties officeooo:rsid="005fd02e" officeooo:paragraph-rsid="005fd02e"/>
    </style:style>
    <style:style style:name="P81" style:family="paragraph" style:parent-style-name="Text_20_body">
      <style:text-properties officeooo:rsid="005fd02e" officeooo:paragraph-rsid="006093c4"/>
    </style:style>
    <style:style style:name="P82" style:family="paragraph" style:parent-style-name="Text_20_body">
      <style:text-properties officeooo:rsid="005fd02e" officeooo:paragraph-rsid="00660929"/>
    </style:style>
    <style:style style:name="P83" style:family="paragraph" style:parent-style-name="Text_20_body" style:list-style-name="L11">
      <style:text-properties fo:font-style="normal" fo:font-weight="normal" officeooo:rsid="006093c4" officeooo:paragraph-rsid="006093c4" style:font-style-asian="normal" style:font-weight-asian="normal" style:font-style-complex="normal" style:font-weight-complex="normal"/>
    </style:style>
    <style:style style:name="P84" style:family="paragraph" style:parent-style-name="Text_20_body" style:list-style-name="L11">
      <style:text-properties officeooo:rsid="00624149" officeooo:paragraph-rsid="00624149"/>
    </style:style>
    <style:style style:name="P85" style:family="paragraph" style:parent-style-name="Text_20_body" style:list-style-name="L11">
      <style:text-properties officeooo:rsid="006383f3" officeooo:paragraph-rsid="006383f3"/>
    </style:style>
    <style:style style:name="P86" style:family="paragraph" style:parent-style-name="Text_20_body">
      <style:text-properties officeooo:rsid="006383f3" officeooo:paragraph-rsid="006383f3"/>
    </style:style>
    <style:style style:name="P87" style:family="paragraph" style:parent-style-name="Text_20_body" style:list-style-name="L12">
      <style:text-properties officeooo:rsid="006383f3" officeooo:paragraph-rsid="006383f3"/>
    </style:style>
    <style:style style:name="P88" style:family="paragraph" style:parent-style-name="Text_20_body" style:list-style-name="L12">
      <style:text-properties officeooo:rsid="0064ac2a" officeooo:paragraph-rsid="0064ac2a" fo:background-color="#ffff00"/>
    </style:style>
    <style:style style:name="P89" style:family="paragraph" style:parent-style-name="Text_20_body">
      <style:text-properties officeooo:rsid="005ba5c7" officeooo:paragraph-rsid="005ba5c7" fo:background-color="#ffff00"/>
    </style:style>
    <style:style style:name="P90" style:family="paragraph" style:parent-style-name="Text_20_body" style:list-style-name="L12">
      <style:text-properties officeooo:rsid="00660929" officeooo:paragraph-rsid="00660929"/>
    </style:style>
    <style:style style:name="P91" style:family="paragraph" style:parent-style-name="Text_20_body">
      <style:text-properties officeooo:rsid="00660929" officeooo:paragraph-rsid="00660929"/>
    </style:style>
    <style:style style:name="P92" style:family="paragraph" style:parent-style-name="Text_20_body">
      <style:text-properties style:use-window-font-color="true" officeooo:rsid="00660929" officeooo:paragraph-rsid="00660929" fo:background-color="transparent"/>
    </style:style>
    <style:style style:name="P93" style:family="paragraph" style:parent-style-name="Text_20_body">
      <style:text-properties style:use-window-font-color="true" officeooo:rsid="006757e7" officeooo:paragraph-rsid="006757e7" fo:background-color="transparent"/>
    </style:style>
    <style:style style:name="P94" style:family="paragraph" style:parent-style-name="Text_20_body">
      <style:text-properties officeooo:rsid="00693419" officeooo:paragraph-rsid="00693419"/>
    </style:style>
    <style:style style:name="T1" style:family="text">
      <style:text-properties officeooo:rsid="001d0934"/>
    </style:style>
    <style:style style:name="T2" style:family="text">
      <style:text-properties style:font-name="Arial" fo:language="pt" fo:country="BR"/>
    </style:style>
    <style:style style:name="T3" style:family="text">
      <style:text-properties style:font-name="Arial" fo:language="pt" fo:country="BR" officeooo:rsid="0031a03f"/>
    </style:style>
    <style:style style:name="T4" style:family="text">
      <style:text-properties style:font-name="Arial" fo:language="pt" fo:country="BR" officeooo:rsid="003e3a67" fo:background-color="#ffff00" loext:char-shading-value="0"/>
    </style:style>
    <style:style style:name="T5" style:family="text">
      <style:text-properties style:font-name="Arial" fo:language="pt" fo:country="BR" officeooo:rsid="004da413"/>
    </style:style>
    <style:style style:name="T6" style:family="text">
      <style:text-properties style:font-name="Arial" fo:font-size="10pt" fo:language="pt" fo:country="BR" officeooo:rsid="0043dda9"/>
    </style:style>
    <style:style style:name="T7" style:family="text">
      <style:text-properties style:font-name="Arial" fo:font-size="10pt" fo:language="pt" fo:country="BR" officeooo:rsid="0043dda9" fo:background-color="#ffff00" loext:char-shading-value="0"/>
    </style:style>
    <style:style style:name="T8" style:family="text">
      <style:text-properties officeooo:rsid="001d0934" fo:background-color="transparent" loext:char-shading-value="0"/>
    </style:style>
    <style:style style:name="T9" style:family="text">
      <style:text-properties officeooo:rsid="0043dda9"/>
    </style:style>
    <style:style style:name="T10" style:family="text">
      <style:text-properties officeooo:rsid="0043dda9" fo:background-color="#ffff00" loext:char-shading-value="0"/>
    </style:style>
    <style:style style:name="T11" style:family="text">
      <style:text-properties officeooo:rsid="0046a262"/>
    </style:style>
    <style:style style:name="T12" style:family="text">
      <style:text-properties officeooo:rsid="00475a3d"/>
    </style:style>
    <style:style style:name="T13" style:family="text">
      <style:text-properties officeooo:rsid="0048c6c7"/>
    </style:style>
    <style:style style:name="T14" style:family="text">
      <style:text-properties officeooo:rsid="004c3e2a"/>
    </style:style>
    <style:style style:name="T15" style:family="text">
      <style:text-properties fo:font-weight="bold" style:font-weight-asian="bold" style:font-weight-complex="bold"/>
    </style:style>
    <style:style style:name="T16" style:family="text">
      <style:text-properties fo:font-weight="bold" officeooo:rsid="0053130d"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53130d" style:font-weight-asian="normal" style:font-weight-complex="normal"/>
    </style:style>
    <style:style style:name="T19" style:family="text">
      <style:text-properties officeooo:rsid="004da413"/>
    </style:style>
    <style:style style:name="T20" style:family="text">
      <style:text-properties officeooo:rsid="005b1105"/>
    </style:style>
    <style:style style:name="T21" style:family="text">
      <style:text-properties fo:font-style="italic" fo:font-weight="bold" officeooo:rsid="006093c4" style:font-style-asian="italic" style:font-weight-asian="bold" style:font-style-complex="italic" style:font-weight-complex="bold"/>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06093c4" style:font-style-asian="italic" style:font-weight-asian="normal" style:font-style-complex="italic" style:font-weight-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6093c4" style:font-style-asian="normal" style:font-weight-asian="normal" style:font-style-complex="normal" style:font-weight-complex="normal"/>
    </style:style>
    <style:style style:name="T26" style:family="text">
      <style:text-properties fo:font-style="normal" fo:font-weight="normal" officeooo:rsid="0064ac2a" style:font-style-asian="normal" style:font-weight-asian="normal" style:font-style-complex="normal" style:font-weight-complex="normal"/>
    </style:style>
    <style:style style:name="T27" style:family="text">
      <style:text-properties fo:font-style="normal" fo:font-weight="normal" fo:background-color="#ffff00" loext:char-shading-value="0"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text:bookmark-start text:name="__RefHeading___Toc74_2961738099"/>JEDIEL DA ROSA RIBEIRO<text:bookmark-end text:name="__RefHeading___Toc74_2961738099"/></text:p>
      <text:p text:style-name="P3"/>
      <text:p text:style-name="P3"/>
      <text:p text:style-name="P3"/>
      <text:p text:style-name="P3"/>
      <text:p text:style-name="P5"/>
      <text:p text:style-name="P3"/>
      <text:p text:style-name="P14">TÍTULO DO TRABALHO</text:p>
      <text:p text:style-name="P7"/>
      <text:p text:style-name="P7"/>
      <text:p text:style-name="P7"/>
      <text:p text:style-name="P7"/>
      <text:p text:style-name="P7"/>
      <text:p text:style-name="P9"/>
      <text:p text:style-name="P10"/>
      <text:p text:style-name="P7"/>
      <text:p text:style-name="P12"/>
      <text:p text:style-name="P12"/>
      <text:p text:style-name="P12"/>
      <text:p text:style-name="P12"/>
      <text:p text:style-name="P18"><text:span text:style-name="T3">GASPAR</text:span>/SC<text:line-break/><text:span text:style-name="T4">[ MÊS ]</text:span><text:span text:style-name="T8"> </text:span><text:span text:style-name="T1">DE 2021</text:span></text:p>
      <text:p text:style-name="P43">JEDIEL DA ROSA RIBEIRO</text:p>
      <text:p text:style-name="P4"/>
      <text:p text:style-name="P4"/>
      <text:p text:style-name="P4"/>
      <text:p text:style-name="P4"/>
      <text:p text:style-name="P6"/>
      <text:p text:style-name="P4"/>
      <text:p text:style-name="P15">TÍTULO DO TRABALHO</text:p>
      <text:p text:style-name="Abstrato">Trabalho apresentado à professora <text:span text:style-name="T6">[</text:span><text:span text:style-name="T7">NOME DA PROFESSORA</text:span><text:span text:style-name="T6">]</text:span> por exigência da disciplina <text:span text:style-name="T9">[</text:span><text:span text:style-name="T10">NOME DA DISCIPLINA</text:span><text:span text:style-name="T9">] do </text:span>curso de Teologia e Missão do Centro de Treinamento Missionário Vida – CTMVida.</text:p>
      <text:p text:style-name="P8"/>
      <text:p text:style-name="P11"/>
      <text:p text:style-name="P11"/>
      <text:p text:style-name="P11"/>
      <text:p text:style-name="P8"/>
      <text:p text:style-name="P13"/>
      <text:p text:style-name="P13"/>
      <text:p text:style-name="P13"/>
      <text:p text:style-name="P13"/>
      <text:p text:style-name="P17"><text:bookmark-start text:name="__RefHeading___Toc76_29617380991"/><text:span text:style-name="T3">GASPAR</text:span>/SC<text:line-break/><text:span text:style-name="T4">[ MÊS ]</text:span><text:span text:style-name="T8"> </text:span><text:span text:style-name="T1">DE 2021</text:span><text:bookmark-end text:name="__RefHeading___Toc76_29617380991"/></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41">Sumário</text:p>
          </text:index-title>
          <text:p text:style-name="P39"><text:a xlink:type="simple" xlink:href="#__RefHeading___Toc78_2961738099" text:style-name="Index_20_Link" text:visited-style-name="Index_20_Link">Primeiro tópico principal<text:tab/>4</text:a></text:p>
          <text:p text:style-name="P40"><text:a xlink:type="simple" xlink:href="#__RefHeading___Toc828_857325647" text:style-name="Index_20_Link" text:visited-style-name="Index_20_Link">Primeiro tópico secundário<text:tab/>4</text:a></text:p>
        </text:index-body>
      </text:table-of-content>
      <text:h text:style-name="P47" text:outline-level="1"/>
      <text:list xml:id="list597249101" text:style-name="Outline">
        <text:list-item>
          <text:h text:style-name="P54" text:outline-level="1">Soteriologia</text:h>
        </text:list-item>
      </text:list>
      <text:p text:style-name="P19"><text:tab/>Quando parecia que nada estava acontecendo</text:p>
      <text:p text:style-name="P19">Tudo estava acontecendo tudo estava sendo feito</text:p>
      <text:p text:style-name="P19"/>
      <text:p text:style-name="P19">Os paradoxos farão parte da nossa vida. Parecerá que você está sendo derrotado.</text:p>
      <text:p text:style-name="P19"/>
      <text:p text:style-name="P19">Soteriopolitano de salvador da Bahia</text:p>
      <text:p text:style-name="P19"/>
      <text:p text:style-name="P20">Vocês precisam DECORAR todas essas doutrinas</text:p>
      <text:list xml:id="list163833328242816" text:continue-numbering="true" text:style-name="Outline">
        <text:list-item>
          <text:h text:style-name="Heading_20_1" text:outline-level="1">Roteiro da Soteriologia</text:h>
        </text:list-item>
      </text:list>
      <text:list xml:id="list231795695" text:style-name="L1">
        <text:list-item>
          <text:p text:style-name="P58">O plano da salvação</text:p>
        </text:list-item>
        <text:list-item>
          <text:p text:style-name="P58">Expiação</text:p>
        </text:list-item>
        <text:list-item>
          <text:p text:style-name="P58">Justificação</text:p>
        </text:list-item>
        <text:list-item>
          <text:p text:style-name="P58">Conversão</text:p>
        </text:list-item>
        <text:list-item>
          <text:p text:style-name="P58">Regeneração</text:p>
        </text:list-item>
        <text:list-item>
          <text:p text:style-name="P58">Santificação</text:p>
        </text:list-item>
        <text:list-item>
          <text:p text:style-name="P58">Adoção</text:p>
        </text:list-item>
        <text:list-item>
          <text:p text:style-name="P58">Eleição</text:p>
        </text:list-item>
        <text:list-item>
          <text:p text:style-name="P58">Predestinação</text:p>
        </text:list-item>
        <text:list-item>
          <text:p text:style-name="P58">Glorificação</text:p>
        </text:list-item>
      </text:list>
      <text:p text:style-name="P19"/>
      <text:p text:style-name="P19">2 Avaliações: No último período da quarta feira.</text:p>
      <text:p text:style-name="P44">Resistência, Cegueira, incapacidade de Crênça</text:p>
      <text:list xml:id="list163831877373143" text:continue-list="list163833328242816" text:style-name="Outline">
        <text:list-item>
          <text:h text:style-name="P48" text:outline-level="1">Por que precisamos de um salvador?</text:h>
        </text:list-item>
      </text:list>
      <text:list xml:id="list2924385761" text:style-name="L2">
        <text:list-item>
          <text:p text:style-name="P59">Por que vemos muitos cristãos sem empolgação?</text:p>
          <text:list>
            <text:list-item>
              <text:p text:style-name="P59">Distanciação da vibração pela salvação</text:p>
            </text:list-item>
            <text:list-item>
              <text:p text:style-name="P59">Por que não existe mais essa vibração?</text:p>
              <text:list>
                <text:list-item>
                  <text:p text:style-name="P59">Falta de compreensão do que receberam</text:p>
                </text:list-item>
              </text:list>
            </text:list-item>
          </text:list>
        </text:list-item>
      </text:list>
      <text:list xml:id="list163831826776039" text:continue-list="list163831877373143" text:style-name="Outline">
        <text:list-item>
          <text:list>
            <text:list-item>
              <text:h text:style-name="Heading_20_2" text:outline-level="2">Precisamos de um salvador porque:</text:h>
            </text:list-item>
          </text:list>
        </text:list-item>
      </text:list>
      <text:list xml:id="list619131657" text:style-name="L3">
        <text:list-item>
          <text:p text:style-name="P60">Por que morremos: “No dia que comerdes morrereis”. Tiramos a decisão de Deus</text:p>
        </text:list-item>
        <text:list-item>
          <text:p text:style-name="P60">A morte gerou</text:p>
        </text:list-item>
        <text:list-item>
          <text:p text:style-name="P60">Deformação da imagem de Deus, quebramos a unidade da relação Deus não podia se ver na gente.</text:p>
        </text:list-item>
        <text:list-item>
          <text:p text:style-name="P60">João 1:1<text:span text:style-name="T11">2</text:span>; 3:3; 6:44; 8:43; Ef 2:1-4</text:p>
          <text:list>
            <text:list-item>
              <text:p text:style-name="P61">Resistência</text:p>
            </text:list-item>
            <text:list-item>
              <text:p text:style-name="P61">Cegueira</text:p>
            </text:list-item>
            <text:list-item>
              <text:p text:style-name="P61">Incapacidade</text:p>
            </text:list-item>
            <text:list-item>
              <text:p text:style-name="P61">Surdez</text:p>
            </text:list-item>
          </text:list>
        </text:list-item>
      </text:list>
      <text:p text:style-name="P21">O Homem natural é todo aquele que não nasceu de novo.</text:p>
      <text:p text:style-name="P23"/>
      <text:p text:style-name="P24">Pano de fundo soteriológico</text:p>
      <text:list xml:id="list3836925688" text:style-name="L4">
        <text:list-item>
          <text:p text:style-name="P62"><text:span text:style-name="T12">A natureza de Deus: Ele é Santo. </text:span><text:span text:style-name="T13">Jó 15:15</text:span></text:p>
        </text:list-item>
        <text:list-item>
          <text:p text:style-name="P63">O lugar da lei de Deus: Tg 2:10; Rm 6:23;</text:p>
        </text:list-item>
        <text:list-item>
          <text:p text:style-name="P63">Condição humana – João; Rm 1:18-32; 3:9-20;</text:p>
        </text:list-item>
        <text:list-item>
          <text:p text:style-name="P63"><text:soft-page-break/>Cristo – A resposta de Deus Jo 3:16;</text:p>
          <text:list>
            <text:list-item>
              <text:p text:style-name="P63">Você terá de assumir broncas e dívidas que não foi você que fez.</text:p>
            </text:list-item>
          </text:list>
        </text:list-item>
      </text:list>
      <text:p text:style-name="P94"/>
      <text:p text:style-name="P24">Is god like fixing up stuff with duct tape? Thats what it seems like</text:p>
      <text:p text:style-name="P24"/>
      <text:list xml:id="list163833450165575" text:continue-list="list163831826776039" text:style-name="Outline">
        <text:list-item>
          <text:h text:style-name="P49" text:outline-level="1">Doutrina da expiação</text:h>
        </text:list-item>
      </text:list>
      <text:p text:style-name="P25"><text:tab/><text:span text:style-name="T13">Uma síntese de toda a soteriologia.</text:span></text:p>
      <text:p text:style-name="P25"/>
      <text:p text:style-name="P24">Expiação no Hebraico → <text:span text:style-name="T15">Cobrir</text:span>, purificar, </text:p>
      <text:p text:style-name="P24">Expiação em Português → Purificação de crimes ou faltas cometidas</text:p>
      <text:p text:style-name="P24">Expiação em português → Sofrimento compensatório de culpa; cumprimento de penas</text:p>
      <text:list xml:id="list163831604462543" text:continue-numbering="true" text:style-name="Outline">
        <text:list-item>
          <text:list>
            <text:list-item>
              <text:h text:style-name="Heading_20_2" text:outline-level="2">Conceico técnico teológico</text:h>
            </text:list-item>
          </text:list>
        </text:list-item>
      </text:list>
      <text:p text:style-name="P24">A obra que Jesus Cristo realizou em sua vida e morte para obter a nossa salvação.</text:p>
      <text:list xml:id="list163832433121212" text:continue-numbering="true" text:style-name="Outline">
        <text:list-item>
          <text:list>
            <text:list-item>
              <text:h text:style-name="Heading_20_2" text:outline-level="2">As obras da espiação</text:h>
            </text:list-item>
          </text:list>
        </text:list-item>
      </text:list>
      <text:list xml:id="list812866493" text:style-name="L5">
        <text:list-item>
          <text:p text:style-name="P64">Substituição (sacrifício)</text:p>
          <text:list>
            <text:list-item>
              <text:p text:style-name="P64">Is 53; Jo 1:29; 1 Co 15:3</text:p>
            </text:list-item>
            <text:list-item>
              <text:p text:style-name="P64">“Porque primeiramente vos entreguei o que também vos recebi: que Cristo morreu por nossos pecados, segundo as Escrituras</text:p>
            </text:list-item>
            <text:list-item>
              <text:p text:style-name="P64">Princípio teológico – É que o pecado só se paga com a morte</text:p>
            </text:list-item>
          </text:list>
        </text:list-item>
        <text:list-item>
          <text:p text:style-name="P64">Propiciação (apaziguar)</text:p>
          <text:list>
            <text:list-item>
              <text:p text:style-name="P64"><text:span text:style-name="T15">1 Jo 4:10 </text:span>Rm 1:18; 2:15, 8; 4:15; 5:9; 9:22; 12:29; 13:4-5; Ef 2:3; 5:6; Col 3:6; e 1 Ts 1:10; 2:16; 5:9;</text:p>
            </text:list-item>
            <text:list-item>
              <text:p text:style-name="P65"><text:soft-page-break/>Princípio teológico: A justiça de Deus é satisfeita pelo sangue de Jesus e a ira santa de Deus ocntra os pecadores é aplacada.</text:p>
            </text:list-item>
          </text:list>
        </text:list-item>
        <text:list-item>
          <text:p text:style-name="P64">Redenção <text:span text:style-name="T14">(resgate)</text:span></text:p>
          <text:list>
            <text:list-item>
              <text:p text:style-name="P65">Mt 10:28; 2 Co 6:20; <text:span text:style-name="T15">Pe 1:18</text:span><text:span text:style-name="T17">;</text:span></text:p>
            </text:list-item>
            <text:list-item>
              <text:p text:style-name="P65"><text:span text:style-name="T17">Princípio Teológico: Pagar para </text:span><text:span text:style-name="T15">livrar </text:span><text:span text:style-name="T17">alguém </text:span><text:span text:style-name="T15">de um domínio</text:span><text:span text:style-name="T17">.</text:span></text:p>
            </text:list-item>
          </text:list>
        </text:list-item>
        <text:list-item>
          <text:p text:style-name="P64">Reconciliação</text:p>
          <text:list>
            <text:list-item>
              <text:p text:style-name="P66">2Co 5:18-19</text:p>
            </text:list-item>
            <text:list-item>
              <text:p text:style-name="P66">Princípio teológico: Não há mais separação.</text:p>
            </text:list-item>
            <text:list-item>
              <text:p text:style-name="P66">Deus aniquilou o abismo que havia entre Deus e o homem.</text:p>
            </text:list-item>
          </text:list>
        </text:list-item>
      </text:list>
      <text:p text:style-name="P27"/>
      <text:p text:style-name="P27">INTERVALO</text:p>
      <text:p text:style-name="P26">– // –</text:p>
      <text:p text:style-name="Text_20_body">A situação do homem:</text:p>
      <text:list xml:id="list2917138988" text:style-name="L6">
        <text:list-item>
          <text:p text:style-name="P68">Escravizados ao pecado</text:p>
        </text:list-item>
        <text:list-item>
          <text:p text:style-name="P68">Merecemos morrer como castigo pelo pecado</text:p>
        </text:list-item>
        <text:list-item>
          <text:p text:style-name="P68">Merecemos receber a ira de Deus contra oepecado</text:p>
        </text:list-item>
        <text:list-item>
          <text:p text:style-name="P67"><text:span text:style-name="T19">Estamos separados de Deus pelos </text:span><text:span text:style-name="T5">nosso</text:span><text:span text:style-name="T19"> pecados.</text:span></text:p>
        </text:list-item>
      </text:list>
      <text:p text:style-name="P28">A obra de Cristo</text:p>
      <text:list xml:id="list718878344" text:style-name="L7">
        <text:list-item>
          <text:p text:style-name="P69">Redenção</text:p>
        </text:list-item>
        <text:list-item>
          <text:p text:style-name="P69">Substituição</text:p>
        </text:list-item>
        <text:list-item>
          <text:p text:style-name="P69">Propiciação</text:p>
        </text:list-item>
        <text:list-item>
          <text:p text:style-name="P69">Reconciliação</text:p>
        </text:list-item>
      </text:list>
      <text:p text:style-name="P28"/>
      <text:list xml:id="list163833385470720" text:continue-list="list163832433121212" text:style-name="Outline">
        <text:list-item>
          <text:list>
            <text:list-item>
              <text:h text:style-name="Heading_20_2" text:outline-level="2"><text:soft-page-break/>Expiação limitada ou ilimitada?</text:h>
            </text:list-item>
          </text:list>
        </text:list-item>
      </text:list>
      <text:p text:style-name="P28"><text:span text:style-name="T15">Limitada</text:span>: Ef 5:25; Jo 11:52; 10:15; 15:13;</text:p>
      <text:p text:style-name="P28">Ilimitada: 1 Jo 4:14; 1Jo 2:2-1; Timóteo 2:4-6</text:p>
      <text:p text:style-name="P28"/>
      <text:p text:style-name="P22">Nosso pecado foi encoberto por Jesus Cristo em seu sacrifício.</text:p>
      <text:p text:style-name="P30"/>
      <text:p text:style-name="P30">Substituição (sacríficio em nosso lugar)</text:p>
      <text:p text:style-name="P30">Propiciação (apaziguar, aplacar à ira de Deus)</text:p>
      <text:p text:style-name="P30">Redenção (resgate pago a Deus)</text:p>
      <text:p text:style-name="P30">Reconciliação (fim da separação)</text:p>
      <text:list xml:id="list163832389432201" text:continue-numbering="true" text:style-name="Outline">
        <text:list-item>
          <text:h text:style-name="P50" text:outline-level="1">Doutrina da Justificação</text:h>
        </text:list-item>
      </text:list>
      <text:p text:style-name="P29">Justificação é um ato instantâneo e legal da parte de Deus pelo qual ele:</text:p>
      <text:list xml:id="list3962401346" text:style-name="L8">
        <text:list-item>
          <text:p text:style-name="P70">considera os nososs pecados perdoados e a justiça de Cristo como pertencente a nós e</text:p>
        </text:list-item>
        <text:list-item>
          <text:p text:style-name="P70">declara-nos justos à vista dele. (Rm 3:23-25)</text:p>
        </text:list-item>
      </text:list>
      <text:p text:style-name="P32"><text:span text:style-name="T15">Justificação</text:span> é o ato pelo qual Deus declara Justo todo aquele que recebe a Jesus Cristo.</text:p>
      <text:p text:style-name="P33"/>
      <text:p text:style-name="P34">A justificação é a grande notícia do gólgota. Que todos os nossos pecados. Passado, presente e futuro já estão perdoados em Cristo, Jesus. Não há nenhuma condenação eterna para aqueles que estão em Cristo, Jesus. Diante de Deus não há nada que você possa fazer para pagar seus pecados.</text:p>
      <text:p text:style-name="P34"/>
      <text:p text:style-name="P34"/>
      <text:p text:style-name="P34"><text:soft-page-break/>Justificação é:</text:p>
      <text:list xml:id="list23268076" text:style-name="L9">
        <text:list-item>
          <text:p text:style-name="P71">Ato</text:p>
        </text:list-item>
        <text:list-item>
          <text:p text:style-name="P71">Acontece no tribunal de Deus</text:p>
        </text:list-item>
        <text:list-item>
          <text:p text:style-name="P71">Cancelamento do Juízo</text:p>
        </text:list-item>
        <text:list-item>
          <text:p text:style-name="P71">Remoção da culpa/pena</text:p>
        </text:list-item>
        <text:list-item>
          <text:p text:style-name="P71">É gratuíto</text:p>
        </text:list-item>
        <text:list-item>
          <text:p text:style-name="P71">Mudança de Status</text:p>
        </text:list-item>
      </text:list>
      <text:p text:style-name="P31">OH TEI.</text:p>
      <text:p text:style-name="Text_20_body"><text:span text:style-name="T17">“</text:span><text:span text:style-name="T16">Você não é um pecador lutando pela Santidade e Justiça. Eu sou um Justo lutando contra o pecado.</text:span><text:span text:style-name="T18">” – AGUIAR, Alessandro.</text:span></text:p>
      <text:p text:style-name="P35"><text:span text:style-name="T18">O</text:span><text:span text:style-name="T17">K, got it</text:span></text:p>
      <text:list xml:id="list163832631697724" text:continue-list="list163832389432201" text:style-name="Outline">
        <text:list-item>
          <text:h text:style-name="P51" text:outline-level="1">Doutrina da Regeneração</text:h>
        </text:list-item>
      </text:list>
      <text:p text:style-name="P38">→ João 8</text:p>
      <text:p text:style-name="P36">Ideia pro TCC do Filipe: Comparando o peso imposto sobre a família do Pastor com o peso do Pecado.</text:p>
      <text:p text:style-name="P38"/>
      <text:p text:style-name="P38">“Jesus ensina-nos que santos nunca carregam pedras nas mãos. Só carregam pedras nas mãos, religiosos que desempenham um papel diabólico.”</text:p>
      <text:p text:style-name="P38"/>
      <text:p text:style-name="P38"/>
      <text:p text:style-name="P37"/>
      <text:p text:style-name="P37"/>
      <text:p text:style-name="Text_20_body">.</text:p>
      <text:p text:style-name="Text_20_body"/>
      <text:p text:style-name="P72"><text:soft-page-break/>Continuação; Recapitulando…</text:p>
      <text:list xml:id="list163831846409569" text:continue-numbering="true" text:style-name="Outline">
        <text:list-item>
          <text:h text:style-name="P52" text:outline-level="1">Doutrina da regeneração</text:h>
        </text:list-item>
      </text:list>
      <text:p text:style-name="P72">A principal doutrina pregada pelos puritanos.</text:p>
      <text:p text:style-name="P72"/>
      <text:p text:style-name="P72">“Tudo começa com a regeneração.”</text:p>
      <text:p text:style-name="P72">Precisamso voltar a falar sobre a regeneração.</text:p>
      <text:p text:style-name="P72"/>
      <text:p text:style-name="P73">Quando você olha para a história as conversões de fato geravam um impacto. </text:p>
      <text:p text:style-name="P73">Compositor de Maravilhosa Graça impactou</text:p>
      <text:p text:style-name="P73"/>
      <text:p text:style-name="P73">Por que há tantos pseudo-cristãos?</text:p>
      <text:p text:style-name="P73">→ Apelos levando à conversões rasas pela falta do acompanhamento.</text:p>
      <text:p text:style-name="P73"/>
      <text:p text:style-name="P73"/>
      <text:list xml:id="list163831712450719" text:continue-numbering="true" text:style-name="Outline">
        <text:list-item>
          <text:list>
            <text:list-item>
              <text:h text:style-name="P55" text:outline-level="2">O novo nascimento</text:h>
            </text:list-item>
          </text:list>
        </text:list-item>
      </text:list>
      <text:p text:style-name="P73">A necessidade da regeneração – ninguém nasce naturalmente de novo (Jo 3:3; 1 Co 2:14; Ef 2:1-3)</text:p>
      <text:p text:style-name="P73"/>
      <text:list xml:id="list163831865248646" text:continue-numbering="true" text:style-name="Outline">
        <text:list-item>
          <text:list>
            <text:list-item>
              <text:h text:style-name="Heading_20_2" text:outline-level="2">Regeneração <text:span text:style-name="T20">não </text:span>é </text:h>
            </text:list-item>
          </text:list>
        </text:list-item>
      </text:list>
      <text:list xml:id="list4077229541" text:style-name="L10">
        <text:list-item>
          <text:p text:style-name="P75"><text:span text:style-name="T20">Mudança de comportamento</text:span></text:p>
        </text:list-item>
        <text:list-item>
          <text:p text:style-name="P75"><text:span text:style-name="T20">Mudança em uma ou mais faculdade da alma (emoções)</text:span></text:p>
        </text:list-item>
        <text:list-item>
          <text:p text:style-name="P75"><text:span text:style-name="T20">Não é uma recuperação da nossa antiga natureza</text:span></text:p>
        </text:list-item>
      </text:list>
      <text:p text:style-name="P74"/>
      <text:list xml:id="list163832210038337" text:continue-list="list163831865248646" text:style-name="Outline">
        <text:list-item>
          <text:list>
            <text:list-item>
              <text:h text:style-name="P56" text:outline-level="2"><text:soft-page-break/>Regeneração é</text:h>
            </text:list-item>
          </text:list>
        </text:list-item>
      </text:list>
      <text:p text:style-name="P89">É <text:span text:style-name="T15">o ato de Deus</text:span> pelo qual o <text:span text:style-name="T15">princípio</text:span> da nova vida é implantado no homem, e a disposição <text:span text:style-name="T15">dominante</text:span> da alma se faz santa.</text:p>
      <text:p text:style-name="P76">(Ez 11:19-20; Jo 1:13; 3:3-8; Tg 1:18; At 16:14; Tt 3:5; 2 Pe 1:3)</text:p>
      <text:p text:style-name="P76"/>
      <text:p text:style-name="P76"><text:span text:style-name="T15">Sinergismo</text:span>: é que nós participamos do nosso novo nascimento. (Você tem participação nessa obra)</text:p>
      <text:p text:style-name="P77">Monergismo<text:span text:style-name="T17">: é que nós não participamos do nosso novo nascimento. Deus o faz.</text:span></text:p>
      <text:p text:style-name="P76"/>
      <text:p text:style-name="P80">INTERVALO</text:p>
      <text:p text:style-name="P79"/>
      <text:p text:style-name="P81">A partir do meu novo nascimento, os meus atos de bondade<text:span text:style-name="T22"> </text:span><text:span text:style-name="T23">não</text:span><text:span text:style-name="T25"> são</text:span><text:span text:style-name="T21">:</text:span></text:p>
      <text:list xml:id="list1544158096" text:style-name="L11">
        <text:list-item>
          <text:p text:style-name="P83">Favor</text:p>
        </text:list-item>
        <text:list-item>
          <text:p text:style-name="P83">Obrigação<text:note text:id="ftn0" text:note-class="footnote"><text:note-citation>1</text:note-citation><text:note-body><text:p text:style-name="P46">O espírito da obrigação é inimigo da alegria. – AGUIAR, Alessandro</text:p></text:note-body></text:note></text:p>
        </text:list-item>
        <text:list-item>
          <text:p text:style-name="P84"><text:span text:style-name="T24">Extraordinário</text:span></text:p>
        </text:list-item>
        <text:list-item>
          <text:p text:style-name="P84"><text:span text:style-name="T24">Opção</text:span></text:p>
        </text:list-item>
        <text:list-item>
          <text:p text:style-name="P85"><text:span text:style-name="T24">Mérito</text:span></text:p>
        </text:list-item>
        <text:list-item>
          <text:p text:style-name="P85"><text:span text:style-name="T24">Fraqueza</text:span></text:p>
        </text:list-item>
      </text:list>
      <text:p text:style-name="P82"><text:span text:style-name="T25"/></text:p>
      <text:p text:style-name="P82"><text:span text:style-name="T25">(Ef 2:10)</text:span></text:p>
      <text:p text:style-name="P82"><text:span text:style-name="T25"/></text:p>
      <text:p text:style-name="P86"><text:span text:style-name="T24">Mas do meu novo nascimento, os meus atos de bondade </text:span><text:span text:style-name="T22">são</text:span><text:span text:style-name="T24">:</text:span></text:p>
      <text:list xml:id="list881829102" text:style-name="L12">
        <text:list-item>
          <text:p text:style-name="P87"><text:span text:style-name="T24">Minha Natureza </text:span><text:span text:style-name="T26">(2 Co 5:15-19)</text:span></text:p>
          <text:list>
            <text:list-item>
              <text:p text:style-name="P88"><text:soft-page-break/><text:span text:style-name="T24">A maior notícia do evangelho não é que Deus me amou, nem perdoou ou me salvou, a grandeza do evangelho é que tendo ele me amado eu posso amar o outro da maneira que ele me amou, posso perdoar os outros como ele me perdoou, posso salvar outros como ele me salvou.</text:span></text:p>
            </text:list-item>
            <text:list-item>
              <text:p text:style-name="P90"><text:span text:style-name="T27">AGORA EU TENHO ALGO A OFERECER, EU TENHO ALGO A ENTREGAR.</text:span></text:p>
            </text:list-item>
          </text:list>
        </text:list-item>
      </text:list>
      <text:p text:style-name="P91"><text:span text:style-name="T27"/></text:p>
      <text:p text:style-name="P78"><text:span text:style-name="T24">A partir da regeneração não somos mais fome nem sede, somos pão e água.</text:span></text:p>
      <text:p text:style-name="P92"><text:span text:style-name="T24"/></text:p>
      <text:p text:style-name="P92"><text:span text:style-name="T24">Despertai o dom que já está em mim, Senhor.</text:span></text:p>
      <text:p text:style-name="P93"><text:span text:style-name="T24"/></text:p>
      <text:p text:style-name="P93"><text:span text:style-name="T24"/></text:p>
      <text:p text:style-name="P93"><text:span text:style-name="T24">Não podemos subestimar aqueles que não nasceram de novo. Essas são todas as realidades daqueles que ainda não nasceram de novo. </text:span><text:span text:style-name="T28">Cuidado com as expectativas naqueles que não nasceram de novo.</text:span></text:p>
      <text:p text:style-name="P93"><text:span text:style-name="T24">Amém.</text:span></text:p>
      <text:p text:style-name="P93"><text:span text:style-name="T24"/></text:p>
      <text:list xml:id="list163832261310658" text:continue-list="list163832210038337" text:style-name="Outline">
        <text:list-item>
          <text:h text:style-name="P53" text:outline-level="1"/>
        </text:list-item>
      </text:list>
      <text:p text:style-name="P94"><text:span text:style-name="T2">A regeneração e o novo nascimento trará impacto no ambiente que estamos inseridos.</text:span></text:p>
      <text:bibliography text:style-name="Sect1" text:protected="true" text:name="Bibliography1">
        <text:bibliography-source>
          <text:index-title-template text:style-name="Bibliography_20_Heading">Biblio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style-name="Emphasis">, </text:index-entry-span>
            <text:index-entry-bibliography text:bibliography-data-field="title"/>
            <text:index-entry-span>. </text:index-entry-span>
            <text:index-entry-bibliography text:bibliography-data-field="edition"/>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42">Bibliografia</text:p>
          </text:index-title>
          <text:p text:style-name="P45">1: Nancy Pearcy<text:span text:style-name="Emphasis">, </text:span>Verdade Absoluta. 1ª Edição, Publicador X, 1999.</text:p>
        </text:index-body>
      </text:bibliography>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3" svg:font-family="Arial" style:font-family-generic="swiss"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CTM" xlink:href="Pictures/1000000000000500000000CF73E1439B139099FF.jpg" xlink:type="simple" xlink:show="embed" xlink:actuate="onLoad"/>
    <draw:fill-image draw:name="LOGO_5f_CTM" draw:display-name="LOGO_CTM" xlink:href="Pictures/1000000000000500000000CF73E1439B139099FF.jpg" xlink:type="simple" xlink:show="embed" xlink:actuate="onLoad"/>
    <draw:fill-image draw:name="Paper_20_Texture" draw:display-name="Paper Texture" xlink:href="Pictures/10000000000002000000020056D5795D97F17E95.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 fo:font-family="arial" style:font-style-name="Regular" style:font-family-generic="swiss"/>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fo:text-transform="uppercase" style:font-name="Arial"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style:font-name="Arial" fo:font-family="Arial" style:font-style-name="Normal" style:font-family-generic="swiss" style:font-pitch="variable" fo:language="pt" fo:country="BR"/>
    </style:style>
    <style:style style:name="List" style:family="paragraph" style:hidden="true" style:parent-style-name="Text_20_body" style:class="list">
      <style:text-properties style:font-size-asian="12pt" style:font-name-complex="Lucida Sans1" style:font-family-complex="'Lucida 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text-transform="capitalize" fo:font-size="12pt"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variant="normal" fo:text-transform="none" fo:font-size="12pt"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master-page-name="">
      <style:paragraph-properties fo:line-height="150%" fo:text-align="start" style:justify-single-word="false" style:page-number="auto" text:number-lines="false" text:line-number="0">
        <style:tab-stops/>
      </style:paragraph-properties>
      <style:text-properties fo:font-size="12pt" fo:font-weight="bold" style:font-size-asian="16pt" style:font-weight-asian="bold" style:font-size-complex="16pt" style:font-weight-complex="bold"/>
    </style:style>
    <style:style style:name="Contents_20_1" style:display-name="Contents 1" style:family="paragraph" style:hidden="true" style:parent-style-name="Index" style:class="index" style:master-page-name="">
      <style:paragraph-properties fo:margin-left="0cm" fo:margin-right="0cm" fo:line-height="150%" fo:text-indent="0cm" style:auto-text-indent="false" style:page-number="auto">
        <style:tab-stops>
          <style:tab-stop style:position="17cm" style:type="right" style:leader-style="solid" style:leader-text="_"/>
        </style:tab-stops>
      </style:paragraph-properties>
      <style:text-properties style:font-name="arial" fo:font-family="arial" style:font-style-name="Regular" style:font-family-generic="swis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fo:orphans="0" fo:widows="0" text:number-lines="false" text:line-number="0"/>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Drawing" style:family="paragraph" style:hidden="true" style:parent-style-name="Caption" style:class="extra"/>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hidden="true" style:parent-style-name="Caption" style:class="extra"/>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hidden="true" style:parent-style-name="Text_20_body" style:class="text">
      <style:paragraph-properties fo:margin-left="4.001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text-properties style:font-name="Arial" fo:font-family="Arial" style:font-style-name="Normal" style:font-family-generic="swiss" style:font-pitch="variable" fo:language="pt" fo:country="BR"/>
    </style:style>
    <style:style style:name="Abstrato" style:family="paragraph" style:parent-style-name="Text_20_body" style:auto-update="true" style:master-page-name="">
      <style:paragraph-properties fo:margin-left="8.999cm" fo:margin-right="0cm" fo:line-height="115%" fo:text-align="justify" style:justify-single-word="false" fo:text-indent="0cm" style:auto-text-indent="false" style:page-number="auto"/>
      <style:text-properties fo:font-size="10pt"/>
    </style:style>
    <style:style style:name="Strong_20_Emphasis" style:display-name="Strong Emphasis" style:family="text">
      <style:text-properties style:font-name="Arial2" fo:font-family="Arial" style:font-style-name="Negrito" style:font-family-generic="swiss" style:font-pitch="variable" fo:font-weight="bold" style:font-weight-asian="bold" style:font-weight-complex="bold"/>
    </style:style>
    <style:style style:name="Emphasis" style:family="text">
      <style:text-properties style:font-name="Arial1" fo:font-family="Arial" style:font-style-name="Itálico" style:font-family-generic="swiss" style:font-pitch="variable" fo:font-style="italic" style:font-style-asian="italic" style:font-style-complex="italic"/>
    </style:style>
    <style:style style:name="Main_20_index_20_entry" style:display-name="Main index entry" style:family="text" style:hidden="true">
      <style:text-properties fo:font-weight="bold" style:font-weight-asian="bold" style:font-weight-complex="bold"/>
    </style:style>
    <style:style style:name="Internet_20_link" style:display-name="Internet link" style:family="text">
      <style:text-properties fo:color="#00008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1" fo:font-family="Arial" style:font-style-name="Itálico" style:font-family-generic="swiss" style:font-pitch="variable" fo:font-style="italic" style:font-style-asian="italic" style:font-style-complex="italic"/>
    </style:style>
    <style:style style:name="Footnote_20_Symbol" style:display-name="Footnote Symbol" style:family="text" style:hidden="true"/>
    <style:style style:name="Endnote_20_anchor" style:display-name="Endnote anchor" style:family="text" style:hidden="true">
      <style:text-properties style:text-position="super 58%"/>
    </style:style>
    <style:style style:name="Footnote_20_anchor" style:display-name="Footnote anchor" style:family="text" style:hidden="true">
      <style:text-properties style:text-position="super 58%"/>
    </style:style>
    <style:style style:name="Caption_20_characters" style:display-name="Caption characters" style:family="text" style:hidden="true"/>
    <style:style style:name="Endnote_20_Symbol" style:display-name="Endnote Symbol" style:family="text" style:hidden="true"/>
    <style:style style:name="Source_20_Text" style:display-name="Source Text" style:family="text">
      <style:text-properties style:font-name="Arial"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hidden="true"/>
    <style:style style:name="Index_20_Link" style:display-name="Index Link" style:family="text" style:hidden="true"/>
    <style:style style:name="Exampl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hidden="true"/>
    <style:style style:name="Drop_20_Caps" style:display-name="Drop Caps" style:family="text" style:hidden="true"/>
    <style:style style:name="Teletyp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hidden="true">
      <style:text-properties fo:font-size="6pt" style:text-underline-style="none" style:font-size-asian="6pt" style:font-size-complex="6pt" style:text-emphasize="none"/>
    </style:style>
    <style:style style:name="Page_20_Number" style:display-name="Page Number" style:family="text" style:hidden="true"/>
    <style:style style:name="Vertical_20_Numbering_20_Symbols" style:display-name="Vertical Numbering Symbols" style:family="text" style:hidden="true">
      <style:text-properties style:text-rotation-angle="90" style:text-rotation-scale="line-height"/>
    </style:style>
    <style:style style:name="Line_20_numbering" style:display-name="Line numbering" style:family="text"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Paper_20_Texture" draw:fill-image-width="0cm" draw:fill-image-height="0cm" style:repeat="no-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office:automatic-styles>
  <office:master-styles>
    <style:master-page style:name="Standard" style:page-layout-name="Mpm1" style:next-style-name="Index">
      <style:header>
        <text:p text:style-name="Header"><draw:frame draw:style-name="Mfr1" draw:name="Image1" text:anchor-type="char" svg:width="17cm" svg:height="2.748cm" draw:z-index="0"><draw:image xlink:href="Pictures/1000000000000500000000CF73E1439B139099FF.jpg" xlink:type="simple" xlink:show="embed" xlink:actuate="onLoad" loext:mime-type="image/jpeg"/></draw:frame></text:p>
      </style:header>
      <style:footer>
        <text:p text:style-name="MP1"/>
      </style:footer>
    </style:master-page>
    <style:master-page style:name="Index" style:page-layout-name="Mpm1" style:next-style-name="First_20_Page">
      <style:header>
        <text:p text:style-name="Header"><draw:frame draw:style-name="Mfr1" draw:name="Image2" text:anchor-type="char" svg:width="17cm" svg:height="2.748cm" draw:z-index="0"><draw:image xlink:href="Pictures/1000000000000500000000CF73E1439B139099FF.jpg" xlink:type="simple" xlink:show="embed" xlink:actuate="onLoad" loext:mime-type="image/jpeg"/></draw:frame></text:p>
      </style:header>
      <style:footer>
        <text:p text:style-name="Footer"/>
      </style:footer>
    </style:master-page>
    <style:master-page style:name="Left_20_Page" style:display-name="Left Page" style:page-layout-name="Mpm2" style:next-style-name="Right_20_Page">
      <style:header>
        <text:p text:style-name="Header"><draw:frame draw:style-name="Mfr1" draw:name="Image4" text:anchor-type="char" svg:width="17cm" svg:height="2.748cm" draw:z-index="0"><draw:image xlink:href="Pictures/1000000000000500000000CF73E1439B139099FF.jpg" xlink:type="simple" xlink:show="embed" xlink:actuate="onLoad" loext:mime-type="image/jpeg"/></draw:frame></text:p>
      </style:header>
      <style:footer>
        <text:p text:style-name="MP2"><text:page-number text:select-page="current">0</text:page-number></text:p>
      </style:footer>
    </style:master-page>
    <style:master-page style:name="Right_20_Page" style:display-name="Right Page" style:page-layout-name="Mpm3" style:next-style-name="Left_20_Page">
      <style:header>
        <text:p text:style-name="Header"><draw:frame draw:style-name="Mfr1" draw:name="Image5"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First_20_Page" style:display-name="First Page" style:page-layout-name="Mpm1" style:next-style-name="Left_20_Page">
      <style:header>
        <text:p text:style-name="Header"><draw:frame draw:style-name="Mfr1" draw:name="Image3"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HTML" style:page-layout-name="Mpm4"/>
    <style:master-page style:name="CTM_20__7c__20_Contra_20_Capa" style:display-name="CTM | Contra Capa" style:page-layout-name="Mpm5" style:next-style-name="CTM_20__7c__20_Página">
      <style:header>
        <text:p text:style-name="Header"/>
      </style:header>
    </style:master-page>
    <style:master-page style:name="Envelope" style:page-layout-name="Mpm6"/>
    <style:master-page style:name="Footnote" style:page-layout-name="Mpm7"/>
    <style:master-page style:name="Endnote" style:page-layout-name="Mpm7"/>
    <style:master-page style:name="Landscape" style:page-layout-name="Mpm8"/>
    <style:master-page style:name="CTM_20__7c__20_Página" style:display-name="CTM | Página" style:page-layout-name="Mpm9">
      <style:header>
        <text:p text:style-name="Header"/>
      </style:header>
      <style:footer>
        <text:p text:style-name="MP1"><text:page-number text:select-page="current">13</text:page-number></text:p>
      </style:footer>
    </style:master-page>
    <style:master-page style:name="CTM_20__7c__20_Capa" style:display-name="CTM | Capa" style:page-layout-name="Mpm10" style:next-style-name="CTM_20__7c__20_Contra_20_Capa">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2T14:04:18.965370106</meta:creation-date>
    <dc:title>CTM</dc:title>
    <meta:editing-duration>PT1H38M29S</meta:editing-duration>
    <meta:editing-cycles>14</meta:editing-cycles>
    <meta:generator>LibreOffice/6.4.7.2$Linux_X86_64 LibreOffice_project/40$Build-2</meta:generator>
    <dc:date>2021-11-23T16:37:28.660125650</dc:date>
    <meta:document-statistic meta:table-count="0" meta:image-count="5" meta:object-count="0" meta:page-count="13" meta:paragraph-count="159" meta:word-count="1178" meta:character-count="6712" meta:non-whitespace-character-count="5748"/>
    <meta:template xlink:type="simple" xlink:actuate="onRequest" xlink:title="CTM" xlink:href="../../../../../Templates/CTM.ott" meta:date="2021-11-22T14:04:18.386114855"/>
  </office:meta>
</office:document-meta>
</file>